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cm" svg:stroke-color="#333333" draw:marker-start-width="0.197cm" draw:marker-end-width="0.197cm" draw:fill="none" draw:textarea-vertical-align="middle" fo:padding-top="0.122cm" fo:padding-bottom="0.122cm" fo:padding-left="0.247cm" fo:padding-right="0.247cm"/>
    </style:style>
    <style:style style:name="gr2" style:family="graphic" style:parent-style-name="standard">
      <style:graphic-properties draw:fill="solid" draw:fill-color="#e6e6e6" draw:opacity="100%" draw:textarea-horizontal-align="justify" draw:textarea-vertical-align="middle" draw:auto-grow-height="false" draw:shadow-offset-x="0.203cm" draw:shadow-offset-y="0.203cm" draw:shadow-opacity="100%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333333" draw:marker-start-width="0.203cm" draw:marker-end-width="0.203cm" draw:fill="hatch" draw:fill-hatch-name="Plane_20_V" draw:fill-hatch-solid="false" draw:opacity="60%" draw:textarea-horizontal-align="justify" draw:textarea-vertical-align="middle" draw:auto-grow-height="false" fo:padding-top="0.125cm" fo:padding-bottom="0.125cm" fo:padding-left="0.25cm" fo:padding-right="0.25cm" draw:shadow="hidden" draw:shadow-opacity="60%"/>
    </style:style>
    <style:style style:name="gr5" style:family="graphic" style:parent-style-name="standard">
      <style:graphic-properties svg:stroke-width="0cm" svg:stroke-color="#333333" draw:marker-start-width="0.203cm" draw:marker-end-width="0.203cm" draw:fill="hatch" draw:fill-hatch-name="Plane_20_W" draw:fill-hatch-solid="false" draw:opacity="60%" draw:textarea-horizontal-align="justify" draw:textarea-vertical-align="middle" draw:auto-grow-height="false" fo:padding-top="0.125cm" fo:padding-bottom="0.125cm" fo:padding-left="0.25cm" fo:padding-right="0.25cm" draw:shadow-opacity="60%"/>
    </style:style>
    <style:style style:name="gr6" style:family="graphic" style:parent-style-name="standard">
      <style:graphic-properties svg:stroke-width="0cm" svg:stroke-color="#333333" draw:marker-start-width="0.203cm" draw:marker-end-width="0.203cm" draw:stroke-linejoin="none" draw:fill="hatch" draw:fill-color="#cfe7f5" draw:fill-hatch-name="Plane_20_U" draw:fill-hatch-solid="false" draw:opacity="60%" draw:textarea-horizontal-align="justify" draw:textarea-vertical-align="middle" draw:auto-grow-height="false" fo:padding-top="0.125cm" fo:padding-bottom="0.125cm" fo:padding-left="0.25cm" fo:padding-right="0.25cm" draw:shadow-offset-x="0.203cm" draw:shadow-offset-y="0.203cm" draw:shadow-opacity="60%"/>
    </style:style>
    <style:style style:name="gr7" style:family="graphic" style:parent-style-name="objectwithoutfill">
      <style:graphic-properties svg:stroke-color="#280099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37cm"/>
    </style:style>
    <style:style style:name="gr9" style:family="graphic" style:parent-style-name="standard">
      <style:graphic-properties draw:stroke="none" svg:stroke-color="#000000" draw:fill="none" draw:fill-color="#ffffff" fo:min-height="1.038cm"/>
    </style:style>
    <style:style style:name="gr10" style:family="graphic" style:parent-style-name="standard">
      <style:graphic-properties draw:fill-color="#e6e6e6" draw:opacity="100%" draw:textarea-horizontal-align="justify" draw:textarea-vertical-align="middle" draw:auto-grow-height="false" draw:shadow-offset-x="0.203cm" draw:shadow-offset-y="0.203cm" draw:shadow-opacity="100%"/>
    </style:style>
    <style:style style:name="gr11" style:family="graphic" style:parent-style-name="objectwithoutfill">
      <style:graphic-properties svg:stroke-width="0cm" svg:stroke-color="#333333" draw:marker-start-width="0.2cm" draw:marker-end="Arrow_20_concave" draw:marker-end-width="0.254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cm" svg:stroke-color="#999999" draw:marker-start-width="0.2cm" draw:marker-end="Arrow_20_concave" draw:marker-end-width="0.20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0.975cm"/>
    </style:style>
    <style:style style:name="gr14" style:family="graphic" style:parent-style-name="standard">
      <style:graphic-properties draw:stroke="none" svg:stroke-color="#000000" draw:fill="none" draw:fill-color="#ffffff" fo:min-height="0.765cm"/>
    </style:style>
    <style:style style:name="gr15" style:family="graphic" style:parent-style-name="standard">
      <style:graphic-properties draw:stroke="none" svg:stroke-color="#000000" draw:fill="none" draw:fill-color="#ffffff" fo:min-height="0.766cm"/>
    </style:style>
    <style:style style:name="gr16" style:family="graphic" style:parent-style-name="standard">
      <style:graphic-properties draw:stroke="none" svg:stroke-color="#000000" draw:fill="none" draw:fill-color="#ffffff" fo:min-height="0.764cm"/>
    </style:style>
    <style:style style:name="P1" style:family="paragraph">
      <style:paragraph-properties fo:text-align="center"/>
    </style:style>
    <style:style style:name="P2" style:family="paragraph">
      <style:text-properties fo:font-family="'URW Palladio L'" style:font-pitch="variable"/>
    </style:style>
    <style:style style:name="P3" style:family="paragraph">
      <style:text-properties fo:color="#280099" fo:font-family="'URW Palladio L'" style:font-pitch="variable"/>
    </style:style>
    <style:style style:name="P4" style:family="paragraph">
      <style:text-properties fo:font-family="'URW Palladio L'" style:font-pitch="variable" fo:font-size="14pt" style:font-size-asian="14pt" style:font-size-complex="14pt"/>
    </style:style>
    <style:style style:name="P5" style:family="paragraph">
      <style:text-properties fo:color="#999999" fo:font-family="'URW Palladio L'" style:font-pitch="variable" fo:font-size="14pt" style:font-size-asian="14pt" style:font-size-complex="14pt"/>
    </style:style>
    <style:style style:name="T1" style:family="text">
      <style:text-properties fo:font-family="'URW Palladio L'" style:font-pitch="variable"/>
    </style:style>
    <style:style style:name="T2" style:family="text">
      <style:text-properties fo:color="#280099" fo:font-family="'URW Palladio L'" style:font-pitch="variable"/>
    </style:style>
    <style:style style:name="T3" style:family="text">
      <style:text-properties fo:color="#999999" fo:font-family="'URW Palladio L'" style:font-pitch="variable" fo:font-size="14pt" style:font-size-asian="14pt" style:font-size-complex="14pt"/>
    </style:style>
    <style:style style:name="T4" style:family="text">
      <style:text-properties fo:color="#999999" style:text-position="super 60%" fo:font-family="'URW Palladio L'" style:font-pitch="variable" fo:font-size="14pt" style:font-size-asian="14pt" style:font-size-complex="14pt"/>
    </style:style>
    <style:style style:name="T5" style:family="text">
      <style:text-properties fo:color="#999999" fo:font-family="'URW Palladio L'" style:font-pitch="variable" fo:font-size="14pt" style:font-size-asian="14pt" style:font-size-complex="14pt"/>
    </style:style>
    <style:style style:name="T6" style:family="text">
      <style:text-properties fo:color="#999999" fo:font-family="'URW Palladio L'" style:font-pitch="variable" fo:font-size="13pt" style:font-size-asian="13pt" style:font-size-complex="13pt"/>
    </style:style>
    <style:style style:name="T7" style:family="text">
      <style:text-properties fo:color="#999999" style:text-position="super 60%" fo:font-family="'URW Palladio L'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0.552cm" svg:y1="10.417cm" svg:x2="21.376cm" svg:y2="10.417cm">
              <text:p/>
            </draw:line>
            <draw:g>
              <draw:custom-shape draw:style-name="gr2" draw:text-style-name="P1" draw:layer="layout" svg:width="3.689cm" svg:height="12.296cm" svg:x="2.397cm" svg:y="1.469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486.0142019142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844cm" svg:height="0.307cm" draw:transform="rotate (-1.5707963267949) translate (3.628cm 4.786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5cm" svg:height="0.308cm" draw:transform="rotate (-1.5707963267949) translate (5.686cm 2.607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4cm" svg:height="0.307cm" draw:transform="rotate (-1.5707963267949) translate (4.717cm 3.576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4cm" svg:height="0.307cm" draw:transform="rotate (-1.5707963267949) translate (3.628cm 7.812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5cm" svg:height="0.308cm" draw:transform="rotate (-1.5707963267949) translate (5.686cm 5.633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5cm" svg:height="0.307cm" draw:transform="rotate (-1.5707963267949) translate (4.717cm 6.601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5cm" svg:height="0.307cm" draw:transform="rotate (-1.5707963267949) translate (3.628cm 10.837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4cm" svg:height="0.308cm" draw:transform="rotate (-1.5707963267949) translate (5.686cm 8.659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5cm" svg:height="0.307cm" draw:transform="rotate (-1.5707963267949) translate (4.717cm 9.627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custom-shape draw:style-name="gr4" draw:text-style-name="P1" draw:layer="layout" svg:width="3.689cm" svg:height="12.296cm" svg:x="5.419cm" svg:y="1.46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9486.0142019142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1" draw:layer="layout" svg:width="3.688cm" svg:height="12.296cm" svg:x="3.99cm" svg:y="1.46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9486.0142019142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6" draw:text-style-name="P1" draw:layer="layout" svg:width="3.688cm" svg:height="12.296cm" svg:x="6.858cm" svg:y="1.46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9486.0142019142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line draw:style-name="gr7" draw:text-style-name="P1" draw:layer="layout" svg:x1="11.348cm" svg:y1="4.539cm" svg:x2="19.494cm" svg:y2="9cm">
                <text:p/>
              </draw:line>
              <draw:line draw:style-name="gr7" draw:text-style-name="P1" draw:layer="layout" svg:x1="19.494cm" svg:y1="9cm" svg:x2="19.34cm" svg:y2="7.617cm">
                <text:p/>
              </draw:line>
            </draw:g>
            <draw:frame draw:style-name="gr8" draw:text-style-name="P2" draw:layer="layout" svg:width="4.764cm" svg:height="1.287cm" svg:x="6.528cm" svg:y="-0.038cm">
              <draw:text-box>
                <text:p text:style-name="P2"><text:span text:style-name="T1">Wire planes</text:span></text:p>
              </draw:text-box>
            </draw:frame>
            <draw:frame draw:style-name="gr8" draw:text-style-name="P2" draw:layer="layout" svg:width="3.95cm" svg:height="1.287cm" svg:x="0.514cm" svg:y="13.949cm">
              <draw:text-box>
                <text:p text:style-name="P2"><text:span text:style-name="T1">PMT wall</text:span></text:p>
              </draw:text-box>
            </draw:frame>
            <draw:frame draw:style-name="gr9" draw:text-style-name="P2" draw:layer="layout" svg:width="4.716cm" svg:height="1.288cm" svg:x="22.074cm" svg:y="-0.003cm">
              <draw:text-box>
                <text:p text:style-name="P2"><text:span text:style-name="T1">Cathode plane</text:span></text:p>
              </draw:text-box>
            </draw:frame>
            <draw:line draw:style-name="gr1" draw:text-style-name="P1" draw:layer="layout" svg:x1="7.198cm" svg:y1="4.85cm" svg:x2="21.404cm" svg:y2="4.85cm">
              <text:p/>
            </draw:line>
            <draw:line draw:style-name="gr1" draw:text-style-name="P1" draw:layer="layout" svg:x1="10.514cm" svg:y1="1.469cm" svg:x2="24.72cm" svg:y2="1.469cm">
              <text:p/>
            </draw:line>
            <draw:line draw:style-name="gr1" draw:text-style-name="P1" draw:layer="layout" svg:x1="7.198cm" svg:y1="13.765cm" svg:x2="21.404cm" svg:y2="13.765cm">
              <text:p/>
            </draw:line>
            <draw:custom-shape draw:style-name="gr10" draw:text-style-name="P1" draw:layer="layout" svg:width="3.689cm" svg:height="12.296cm" svg:x="21.398cm" svg:y="1.46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9486.0142019142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8" draw:text-style-name="P3" draw:layer="layout" svg:width="5.841cm" svg:height="1.287cm" svg:x="15.465cm" svg:y="4.979cm">
              <draw:text-box>
                <text:p text:style-name="P3"><text:span text:style-name="T2">Neutrino event</text:span></text:p>
              </draw:text-box>
            </draw:frame>
            <draw:line draw:style-name="gr11" draw:text-style-name="P1" draw:layer="layout" svg:x1="7.044cm" svg:y1="15.259cm" svg:x2="21.645cm" svg:y2="15.259cm">
              <text:p/>
            </draw:line>
            <draw:frame draw:style-name="gr9" draw:text-style-name="P2" draw:layer="layout" svg:width="2.921cm" svg:height="1.288cm" svg:x="13.382cm" svg:y="14.039cm">
              <draw:text-box>
                <text:p text:style-name="P2"><text:span text:style-name="T1">E-field</text:span></text:p>
              </draw:text-box>
            </draw:frame>
            <draw:line draw:style-name="gr12" draw:text-style-name="P1" draw:layer="layout" svg:x1="12.578cm" svg:y1="6.475cm" svg:x2="10.886cm" svg:y2="6.475cm">
              <text:p/>
            </draw:line>
            <draw:line draw:style-name="gr12" draw:text-style-name="P1" draw:layer="layout" svg:x1="12.578cm" svg:y1="7.202cm" svg:x2="10.886cm" svg:y2="7.202cm">
              <text:p/>
            </draw:line>
            <draw:line draw:style-name="gr12" draw:text-style-name="P1" draw:layer="layout" svg:x1="12.578cm" svg:y1="7.928cm" svg:x2="10.886cm" svg:y2="7.928cm">
              <text:p/>
            </draw:line>
            <draw:line draw:style-name="gr12" draw:text-style-name="P1" draw:layer="layout" svg:x1="12.578cm" svg:y1="8.654cm" svg:x2="10.886cm" svg:y2="8.654cm">
              <text:p/>
            </draw:line>
            <draw:line draw:style-name="gr12" draw:text-style-name="P1" draw:layer="layout" svg:x1="12.578cm" svg:y1="9.38cm" svg:x2="10.886cm" svg:y2="9.38cm">
              <text:p/>
            </draw:line>
            <draw:frame draw:style-name="gr13" draw:text-style-name="P4" draw:layer="layout" svg:width="4.951cm" svg:height="1.225cm" svg:x="12.764cm" svg:y="9.247cm">
              <draw:text-box>
                <text:p text:style-name="P4"><text:span text:style-name="T3">e</text:span><text:span text:style-name="T4">-</text:span><text:span text:style-name="T5"> drift direction</text:span></text:p>
              </draw:text-box>
            </draw:frame>
            <draw:frame draw:style-name="gr14" draw:text-style-name="P5" draw:layer="layout" svg:width="1.076cm" svg:height="1.015cm" svg:x="13.094cm" svg:y="5.619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15" draw:text-style-name="P5" draw:layer="layout" svg:width="1.075cm" svg:height="1.016cm" svg:x="14.017cm" svg:y="6.177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14" draw:text-style-name="P5" draw:layer="layout" svg:width="1.077cm" svg:height="1.015cm" svg:x="14.938cm" svg:y="6.616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15" draw:text-style-name="P5" draw:layer="layout" svg:width="1.076cm" svg:height="1.016cm" svg:x="15.879cm" svg:y="7.193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16" draw:text-style-name="P5" draw:layer="layout" svg:width="1.076cm" svg:height="1.014cm" svg:x="16.801cm" svg:y="7.753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15" draw:text-style-name="P5" draw:layer="layout" svg:width="1.076cm" svg:height="1.016cm" svg:x="17.723cm" svg:y="8.19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15" draw:text-style-name="P5" draw:layer="layout" svg:width="1.076cm" svg:height="1.016cm" svg:x="13.336cm" svg:y="4.771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14" draw:text-style-name="P5" draw:layer="layout" svg:width="1.075cm" svg:height="1.015cm" svg:x="14.259cm" svg:y="5.331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14" draw:text-style-name="P5" draw:layer="layout" svg:width="1.077cm" svg:height="1.015cm" svg:x="15.18cm" svg:y="5.769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14" draw:text-style-name="P5" draw:layer="layout" svg:width="1.075cm" svg:height="1.015cm" svg:x="16.121cm" svg:y="6.346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15" draw:text-style-name="P5" draw:layer="layout" svg:width="1.076cm" svg:height="1.016cm" svg:x="17.043cm" svg:y="6.905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14" draw:text-style-name="P5" draw:layer="layout" svg:width="1.075cm" svg:height="1.015cm" svg:x="17.966cm" svg:y="7.343cm">
              <draw:text-box>
                <text:p text:style-name="P5"><text:span text:style-name="T6">e</text:span><text:span text:style-name="T7">-</text:span></text:p>
              </draw:text-box>
            </draw:frame>
            <draw:line draw:style-name="gr12" draw:text-style-name="P1" draw:layer="layout" svg:x1="13.546cm" svg:y1="2.24cm" svg:x2="11.854cm" svg:y2="2.24cm">
              <text:p/>
            </draw:line>
            <draw:line draw:style-name="gr12" draw:text-style-name="P1" draw:layer="layout" svg:x1="13.062cm" svg:y1="2.966cm" svg:x2="11.37cm" svg:y2="2.966cm">
              <text:p/>
            </draw:line>
            <draw:line draw:style-name="gr12" draw:text-style-name="P1" draw:layer="layout" svg:x1="12.578cm" svg:y1="3.692cm" svg:x2="10.886cm" svg:y2="3.692cm">
              <text:p/>
            </draw:line>
            <draw:frame draw:style-name="gr15" draw:text-style-name="P5" draw:layer="layout" svg:width="1.075cm" svg:height="1.016cm" svg:x="11.281cm" svg:y="4.651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14" draw:text-style-name="P5" draw:layer="layout" svg:width="1.077cm" svg:height="1.015cm" svg:x="12.202cm" svg:y="5.211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16" draw:text-style-name="P5" draw:layer="layout" svg:width="1.076cm" svg:height="1.014cm" svg:x="11.522cm" svg:y="3.805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14" draw:text-style-name="P5" draw:layer="layout" svg:width="1.075cm" svg:height="1.015cm" svg:x="12.445cm" svg:y="4.364cm">
              <draw:text-box>
                <text:p text:style-name="P5"><text:span text:style-name="T6">e</text:span><text:span text:style-name="T7">-</text:span></text:p>
              </draw:text-box>
            </draw:frame>
            <draw:frame draw:style-name="gr8" draw:text-style-name="P2" draw:layer="layout" svg:width="7.224cm" svg:height="1.287cm" svg:x="11.348cm" svg:y="11.401cm">
              <draw:text-box>
                <text:p text:style-name="P2"><text:span text:style-name="T1">TPC active volume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Plane_20_U" draw:display-name="Plane U" draw:style="single" draw:color="#000000" draw:distance="0.203cm" draw:rotation="600"/>
    <draw:hatch draw:name="Plane_20_V" draw:display-name="Plane V" draw:style="single" draw:color="#333333" draw:distance="0.203cm" draw:rotation="1200"/>
    <draw:hatch draw:name="Plane_20_W" draw:display-name="Plane W" draw:style="single" draw:color="#333333" draw:distance="0.203cm" draw:rotation="90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305cm" fo:page-height="15.6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25T20:06:11</meta:creation-date>
    <dc:date>2017-04-25T20:58:42</dc:date>
    <meta:editing-duration>PT4M56S</meta:editing-duration>
    <meta:editing-cycles>2</meta:editing-cycles>
    <meta:generator>LibreOffice/3.6$Linux_X86_64 LibreOffice_project/5b93205-6e6b3fc-7830f6d-c08ad66-1d9bf4</meta:generator>
    <meta:document-statistic meta:object-count="56"/>
  </office:meta>
</office:document-meta>
</file>